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21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3.489cm"/>
    </style:style>
    <style:style style:name="co6" style:family="table-column">
      <style:table-column-properties fo:break-before="auto" style:column-width="3.0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1.361252785" calcext:value-type="float">
            <text:p>1,361252785</text:p>
          </table:table-cell>
          <table:table-cell office:value-type="float" office:value="0.5608330369" calcext:value-type="float">
            <text:p>0,5608330369</text:p>
          </table:table-cell>
          <table:table-cell office:value-type="float" office:value="0.003699823283" calcext:value-type="float">
            <text:p>0,0036998233</text:p>
          </table:table-cell>
          <table:table-cell office:value-type="float" office:value="0.0002619343868" calcext:value-type="float">
            <text:p>0,000261934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011" calcext:value-type="float">
            <text:p>16011</text:p>
          </table:table-cell>
          <table:table-cell office:value-type="float" office:value="1.059215784" calcext:value-type="float">
            <text:p>1,059215784</text:p>
          </table:table-cell>
          <table:table-cell office:value-type="float" office:value="0.5853632689" calcext:value-type="float">
            <text:p>0,5853632689</text:p>
          </table:table-cell>
          <table:table-cell office:value-type="float" office:value="0.0009683979442" calcext:value-type="float">
            <text:p>0,0009683979</text:p>
          </table:table-cell>
          <table:table-cell table:style-name="ce1" office:value-type="float" office:value="0.00003227993147" calcext:value-type="float">
            <text:p>3,23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074" calcext:value-type="float">
            <text:p>16074</text:p>
          </table:table-cell>
          <table:table-cell office:value-type="float" office:value="1.127106309" calcext:value-type="float">
            <text:p>1,127106309</text:p>
          </table:table-cell>
          <table:table-cell office:value-type="float" office:value="0.5812817216" calcext:value-type="float">
            <text:p>0,5812817216</text:p>
          </table:table-cell>
          <table:table-cell office:value-type="float" office:value="0.001222022111" calcext:value-type="float">
            <text:p>0,0012220221</text:p>
          </table:table-cell>
          <table:table-cell table:style-name="ce1" office:value-type="float" office:value="0.00003215847755" calcext:value-type="float">
            <text:p>3,22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179" calcext:value-type="float">
            <text:p>16179</text:p>
          </table:table-cell>
          <table:table-cell office:value-type="float" office:value="1.079043388" calcext:value-type="float">
            <text:p>1,079043388</text:p>
          </table:table-cell>
          <table:table-cell office:value-type="float" office:value="0.565480113" calcext:value-type="float">
            <text:p>0,565480113</text:p>
          </table:table-cell>
          <table:table-cell office:value-type="float" office:value="0.0008628679207" calcext:value-type="float">
            <text:p>0,0008628679</text:p>
          </table:table-cell>
          <table:table-cell table:style-name="ce1" office:value-type="float" office:value="0.00003195807221" calcext:value-type="float">
            <text:p>3,20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318" calcext:value-type="float">
            <text:p>16318</text:p>
          </table:table-cell>
          <table:table-cell office:value-type="float" office:value="1.378628492" calcext:value-type="float">
            <text:p>1,378628492</text:p>
          </table:table-cell>
          <table:table-cell office:value-type="float" office:value="0.5879297853" calcext:value-type="float">
            <text:p>0,5879297853</text:p>
          </table:table-cell>
          <table:table-cell office:value-type="float" office:value="0.001425991068" calcext:value-type="float">
            <text:p>0,0014259911</text:p>
          </table:table-cell>
          <table:table-cell table:style-name="ce1" office:value-type="float" office:value="0.0000316886908" calcext:value-type="float">
            <text:p>3,17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441" calcext:value-type="float">
            <text:p>16441</text:p>
          </table:table-cell>
          <table:table-cell office:value-type="float" office:value="1.188684702" calcext:value-type="float">
            <text:p>1,188684702</text:p>
          </table:table-cell>
          <table:table-cell office:value-type="float" office:value="0.5737934113" calcext:value-type="float">
            <text:p>0,5737934113</text:p>
          </table:table-cell>
          <table:table-cell office:value-type="float" office:value="0.000943722669" calcext:value-type="float">
            <text:p>0,0009437227</text:p>
          </table:table-cell>
          <table:table-cell table:style-name="ce1" office:value-type="float" office:value="0.00003145742085" calcext:value-type="float">
            <text:p>3,15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567" calcext:value-type="float">
            <text:p>16567</text:p>
          </table:table-cell>
          <table:table-cell office:value-type="float" office:value="1.353711247" calcext:value-type="float">
            <text:p>1,353711247</text:p>
          </table:table-cell>
          <table:table-cell office:value-type="float" office:value="0.4763543308" calcext:value-type="float">
            <text:p>0,4763543308</text:p>
          </table:table-cell>
          <table:table-cell office:value-type="float" office:value="0.0004370902316" calcext:value-type="float">
            <text:p>0,0004370902</text:p>
          </table:table-cell>
          <table:table-cell table:style-name="ce1" office:value-type="float" office:value="0.00006244146061" calcext:value-type="float">
            <text:p>6,24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664" calcext:value-type="float">
            <text:p>16664</text:p>
          </table:table-cell>
          <table:table-cell office:value-type="float" office:value="1.217395782" calcext:value-type="float">
            <text:p>1,217395782</text:p>
          </table:table-cell>
          <table:table-cell office:value-type="float" office:value="0.5755052567" calcext:value-type="float">
            <text:p>0,5755052567</text:p>
          </table:table-cell>
          <table:table-cell office:value-type="float" office:value="0.00111745717" calcext:value-type="float">
            <text:p>0,0011174572</text:p>
          </table:table-cell>
          <table:table-cell table:style-name="ce1" office:value-type="float" office:value="0.00006208095147" calcext:value-type="float">
            <text:p>6,21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926" calcext:value-type="float">
            <text:p>16926</text:p>
          </table:table-cell>
          <table:table-cell office:value-type="float" office:value="1.313363194" calcext:value-type="float">
            <text:p>1,313363194</text:p>
          </table:table-cell>
          <table:table-cell office:value-type="float" office:value="0.5507058501" calcext:value-type="float">
            <text:p>0,5507058501</text:p>
          </table:table-cell>
          <table:table-cell office:value-type="float" office:value="0.001834750175" calcext:value-type="float">
            <text:p>0,0018347502</text:p>
          </table:table-cell>
          <table:table-cell office:value-type="float" office:value="0.0001528958528" calcext:value-type="float">
            <text:p>0,000152895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236" calcext:value-type="float">
            <text:p>17236</text:p>
          </table:table-cell>
          <table:table-cell office:value-type="float" office:value="1.108999014" calcext:value-type="float">
            <text:p>1,108999014</text:p>
          </table:table-cell>
          <table:table-cell office:value-type="float" office:value="0.5781635642" calcext:value-type="float">
            <text:p>0,5781635642</text:p>
          </table:table-cell>
          <table:table-cell office:value-type="float" office:value="0.0006009254139" calcext:value-type="float">
            <text:p>0,0006009254</text:p>
          </table:table-cell>
          <table:table-cell table:style-name="ce1" office:value-type="float" office:value="0.00003004627069" calcext:value-type="float">
            <text:p>3,00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2187400697" calcext:value-type="float">
            <text:p>1,2187400697</text:p>
          </table:table-cell>
          <table:table-cell table:formula="of:=AVERAGE([.D2:.D11])" office:value-type="float" office:value="0.56354103388" calcext:value-type="float">
            <text:p>0,5635410339</text:p>
          </table:table-cell>
          <table:table-cell table:formula="of:=AVERAGE([.E2:.E11])" office:value-type="float" office:value="0.00131130479864" calcext:value-type="float">
            <text:p>0,0013113048</text:p>
          </table:table-cell>
          <table:table-cell table:formula="of:=AVERAGE([.F2:.F11])" office:value-type="float" office:value="0.000072894151525" calcext:value-type="float">
            <text:p>7,2894151525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9:21:58.067890557</dc:date>
    <meta:document-statistic meta:table-count="1" meta:cell-count="70" meta:object-count="0"/>
    <meta:generator>LibreOffice/4.1.4.2$Linux_X86_64 LibreOffice_project/410m0$Build-2</meta:generator>
  </office:meta>
</office:document-meta>
</file>